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598cm"/>
    </style:style>
    <style:style style:name="Table5.G" style:family="table-column">
      <style:table-column-properties style:column-width="1.82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4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79cm"/>
    </style:style>
    <style:style style:name="Table6.E" style:family="table-column">
      <style:table-column-properties style:column-width="7.1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1.46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1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/>
            <text:p text:style-name="P4"/>
            <text:p text:style-name="P4"><text:placeholder text:placeholder-type="text">&lt;(o.partner_id and o.partner_id.name or '').upper()&gt;</text:placeholder></text:p>
            <text:p text:style-name="P4"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4"><text:placeholder text:placeholder-type="text">&lt;(o.partner_id and o.partner_id.state_id.name or '').upper()&gt;</text:placeholder></text:p>
            <text:p text:style-name="P4"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4"/>
            <text:p text:style-name="P4"/>
            <text:p text:style-name="P4"><text:placeholder text:placeholder-type="text">&lt;(o.cons_loca and o.cons_loca.name or '').upper()&gt;</text:placeholder> </text:p>
            <text:p text:style-name="P4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4"><text:placeholder text:placeholder-type="text">&lt;(o.cons_loca and o.cons_loca.state_id.name or '').upper()&gt;</text:placeholder></text:p>
            <text:p text:style-name="P4"><text:placeholder text:placeholder-type="text">&lt;(o.cons_loca and o.cons_loca.country_id.name or '').upper()&gt;</text:placeholder></text:p>
            <text:p text:style-name="P4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4"/>
            <text:p text:style-name="P4">Invoice No: <text:placeholder text:placeholder-type="text">&lt;o.vvt_number and o.vvt_number or ''&gt;</text:placeholder></text:p>
            <text:p text:style-name="P4">Invoice Date:<text:placeholder text:placeholder-type="text">&lt;get_date(o.date_invoice)&gt;</text:placeholder></text:p>
            <text:p text:style-name="P4">Customer No: <text:placeholder text:placeholder-type="text">&lt;o.partner_id and o.partner_id.customer_code or ''&gt;</text:placeholder></text:p>
            <text:p text:style-name="P4">P.O No:<text:tab/><text:placeholder text:placeholder-type="text">&lt;o.sale_id and o.sale_id.po_number or ''&gt;</text:placeholder></text:p>
            <text:p text:style-name="P4">P.O. Date:<text:placeholder text:placeholder-type="text">&lt;get_date(o.sale_id.po_date)&gt;</text:placeholder></text:p>
            <text:p text:style-name="P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><text:s/></text:p>
            <text:p text:style-name="P4">Range </text:p>
            <text:p text:style-name="P8">Location </text:p>
            <text:p text:style-name="P8">Commissionerate</text:p>
            <text:p text:style-name="P8">C.E RC Number </text:p>
            <text:p text:style-name="P8">E.C.C Number <text:s text:c="2"/></text:p>
            <text:p text:style-name="P12">PAN Number </text:p>
            <text:p text:style-name="P12">CST Number </text:p>
            <text:p text:style-name="P8">TIN Number <text:tab/> </text:p>
            <text:p text:style-name="P8"><text:tab/> <text:s text:c="8"/></text:p>
          </table:table-cell>
          <table:table-cell table:style-name="Table4.A1" office:value-type="string">
            <text:p text:style-name="P4"/>
            <text:p text:style-name="P4">:<text:placeholder text:placeholder-type="text">&lt;o.partner_id and o.partner_id.range or ''&gt;</text:placeholder></text:p>
            <text:p text:style-name="P4">:<text:placeholder text:placeholder-type="text">&lt;o.partner_id and o.partner_id.division or ''&gt;</text:placeholder></text:p>
            <text:p text:style-name="P4">:<text:placeholder text:placeholder-type="text">&lt;o.partner_id and o.partner_id.commissionerate or ''&gt;</text:placeholder></text:p>
            <text:p text:style-name="P4">:<text:span text:style-name="T1"><text:placeholder text:placeholder-type="text">&lt;o.partner_id and o.partner_id.ce_rc or ''&gt;</text:placeholder></text:span></text:p>
            <text:p text:style-name="P4">:<text:span text:style-name="T1"><text:placeholder text:placeholder-type="text">&lt;o.partner_id and o.partner_id.ecc or ''&gt;</text:placeholder></text:span></text:p>
            <text:p text:style-name="P4">:<text:span text:style-name="T1"><text:placeholder text:placeholder-type="text">&lt;o.partner_id and o.partner_id.pan_tin or ''&gt;</text:placeholder></text:span></text:p>
            <text:p text:style-name="P12">:<text:placeholder text:placeholder-type="text">&lt;o.partner_id and o.partner_id.cst or ''&gt;</text:placeholder></text:p>
            <text:p text:style-name="P12">:<text:placeholder text:placeholder-type="text">&lt;o.partner_id and o.partner_id.tin or ''&gt;</text:placeholder></text:p>
          </table:table-cell>
          <table:table-cell table:style-name="Table4.A1" office:value-type="string">
            <text:p text:style-name="P4"/>
            <text:p text:style-name="P4"><text:placeholder text:placeholder-type="text">&lt;get_range_label(o)&gt;</text:placeholder> </text:p>
            <text:p text:style-name="P8"><text:placeholder text:placeholder-type="text">&lt;get_loc(o)&gt;</text:placeholder> </text:p>
            <text:p text:style-name="P8"><text:placeholder text:placeholder-type="text">&lt;get_comm(o)&gt;</text:placeholder></text:p>
            <text:p text:style-name="P8"><text:placeholder text:placeholder-type="text">&lt;get_ce(o)&gt;</text:placeholder></text:p>
            <text:p text:style-name="P8"><text:placeholder text:placeholder-type="text">&lt;get_ecc(o)&gt;</text:placeholder> <text:s text:c="2"/></text:p>
            <text:p text:style-name="P12"><text:placeholder text:placeholder-type="text">&lt;get_pan(o)&gt;</text:placeholder> </text:p>
            <text:p text:style-name="P12"><text:placeholder text:placeholder-type="text">&lt;get_cst(o)&gt;</text:placeholder> </text:p>
            <text:p text:style-name="P16"><text:placeholder text:placeholder-type="text">&lt;get_tin(o)&gt;</text:placeholder></text:p>
          </table:table-cell>
          <table:table-cell table:style-name="Table4.A1" office:value-type="string">
            <text:p text:style-name="P4"/>
            <text:p text:style-name="P4"><text:placeholder text:placeholder-type="text">&lt;c(o)&gt;</text:placeholder> <text:placeholder text:placeholder-type="text">&lt;o.cons_loca and o.cons_loca.range or ''&gt;</text:placeholder></text:p>
            <text:p text:style-name="P4"><text:placeholder text:placeholder-type="text">&lt;c(o)&gt;</text:placeholder> <text:placeholder text:placeholder-type="text">&lt;o.cons_loca and o.cons_loca.division or ''&gt;</text:placeholder></text:p>
            <text:p text:style-name="P4"><text:placeholder text:placeholder-type="text">&lt;c(o)&gt;</text:placeholder> <text:placeholder text:placeholder-type="text">&lt;o.cons_loca and o.cons_loca.commissionerate or ''&gt;</text:placeholder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4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12"><text:placeholder text:placeholder-type="text">&lt;c(o)&gt;</text:placeholder> <text:placeholder text:placeholder-type="text">&lt;o.cons_loca and o.cons_loca.cst or ''&gt;</text:placeholder></text:p>
            <text:p text:style-name="P1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13">Transporter : <text:placeholder text:placeholder-type="text">&lt;o.delivery_order_id and o.delivery_order_id.transporter or ''&gt;</text:placeholder></text:p>
            <text:p text:style-name="P13">Truck No : <text:placeholder text:placeholder-type="text">&lt;o.delivery_order_id and o.delivery_order_id.truck or ''&gt;</text:placeholder></text:p>
            <text:p text:style-name="P13">Booked To : <text:placeholder text:placeholder-type="text">&lt;o.booked_to or ''&gt;</text:placeholder></text:p>
            <text:p text:style-name="P13">Date &amp; Time of</text:p>
            <text:p text:style-name="P13">Prep. Of Inv: <text:placeholder text:placeholder-type="text">&lt;o.inv_date_as_char&gt;</text:placeholder></text:p>
            <text:p text:style-name="P13">Rem. Of Goods : <text:placeholder text:placeholder-type="text">&lt;o.inv_date_as_char&gt;</text:placeholder></text:p>
            <text:p text:style-name="P13">LR Number : <text:placeholder text:placeholder-type="text">&lt;o.lr_no or ''&gt;</text:placeholder></text:p>
            <text:p text:style-name="P1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3"/>
          </table:table-cell>
          <table:covered-table-cell/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4"><text:s text:c="7"/></text:p>
            <text:p text:style-name="P4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4"/>
            <text:p text:style-name="P4"><text:placeholder text:placeholder-type="text">&lt;line.product_id and line.product_id.name or ''&gt;</text:placeholder></text:p>
            <text:p text:style-name="P4"><text:placeholder text:placeholder-type="text">&lt;get_app(line.application_id)&gt;</text:placeholder></text:p>
            <text:p text:style-name="P10">Gross Amount</text:p>
            <text:p text:style-name="P10"/>
            <text:p text:style-name="P10">Excise Duty</text:p>
            <text:p text:style-name="P4"/>
            <text:p text:style-name="P4">CST</text:p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/>
            <text:p text:style-name="P4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4"/>
            <text:p text:style-name="P4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4"/>
            <text:p text:style-name="P4"><text:placeholder text:placeholder-type="text">&lt;round(line.price_unit or 0,2)&gt;</text:placeholder>0</text:p>
            <text:p text:style-name="P4"/>
            <text:p text:style-name="P4"/>
            <text:p text:style-name="P4"/>
            <text:p text:style-name="P2"><text:placeholder text:placeholder-type="text">&lt;get_excise_duty(o.excise_duty_id and o.excise_duty_id.amount or 0.0)&gt;</text:placeholder></text:p>
            <text:p text:style-name="P2"/>
            <text:p text:style-name="P4"><text:placeholder text:placeholder-type="text">&lt;o.sale_tax_id and o.sale_tax_id.amount or 0.00&gt;</text:placeholder></text:p>
            <text:p text:style-name="P4"/>
            <text:p text:style-name="P4"/>
            <text:p text:style-name="P4"/>
            <text:p text:style-name="P4"/>
          </table:table-cell>
          <table:table-cell table:style-name="Table5.A1" office:value-type="string">
            <text:p text:style-name="P4"/>
            <text:p text:style-name="P4"><text:placeholder text:placeholder-type="text">&lt;round(get_qty_mt(line.quantity, line.uos_id and line.uos_id.name or False, o.invoice_type)*(line.price_unit or 0))&gt;</text:placeholder>0</text:p>
            <text:p text:style-name="P4"/>
            <text:p text:style-name="P4"><text:placeholder text:placeholder-type="text">&lt;round(get_qty_mt(line.quantity, line.uos_id and line.uos_id.name or False, o.invoice_type)*(line.price_unit or 0))&gt;</text:placeholder><text:soft-page-break/>0</text:p>
            <text:p text:style-name="P4"/>
            <text:p text:style-name="P4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4"/>
            <text:p text:style-name="P4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5.4">
          <table:table-cell table:style-name="Table5.A1" table:number-columns-spanned="7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5.5">
          <table:table-cell table:style-name="Table5.A1" office:value-type="string">
            <text:p text:style-name="P13"/>
            <text:p text:style-name="P13"><text:s text:c="26"/></text:p>
          </table:table-cell>
          <table:table-cell table:style-name="Table5.A1" table:number-columns-spanned="4" office:value-type="string">
            <text:p text:style-name="P13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4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3"><text:s text:c="28"/></text:p>
          </table:table-cell>
          <table:table-cell table:style-name="Table5.A1" table:number-columns-spanned="6" office:value-type="string">
            <text:p text:style-name="P13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3"/>
            <text:p text:style-name="P13"><text:s text:c="2"/>BATCH NO(S): <text:s/><text:placeholder text:placeholder-type="text">&lt;o.material_info or ''&gt;</text:placeholder></text:p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table-cell table:style-name="Table6.A1" office:value-type="string">
            <text:p text:style-name="P13"><text:s text:c="2"/></text:p>
            <text:p text:style-name="P13"><text:s/><text:placeholder text:placeholder-type="text">&lt;o.other_info or ''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e6.2"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table:number-rows-spanned="3" office:value-type="string">
            <text:p text:style-name="P4"/>
          </table:table-cell>
        </table:table-row>
        <table:table-row table:style-name="Table6.3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>Duty Payable U/R 8</text:p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4"/>
          </table:table-cell>
          <table:covered-table-cell/>
        </table:table-row>
        <table:table-row table:style-name="Table6.4">
          <table:table-cell table:style-name="Table6.A1" office:value-type="string">
            <text:p text:style-name="P13"/>
          </table:table-cell>
          <table:table-cell table:style-name="Table6.A1" table:number-columns-spanned="3" office:value-type="string"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2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31T12:30:28</dc:date>
    <meta:editing-duration>P2DT10H56M30S</meta:editing-duration>
    <meta:editing-cycles>371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6" meta:word-count="418" meta:character-count="4388" meta:non-whitespace-character-count="3934"/>
  </office:meta>
</office:document-meta>
</file>